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35a2" officeooo:paragraph-rsid="001935a2"/>
    </style:style>
    <style:style style:name="P2" style:family="paragraph" style:parent-style-name="Standard">
      <style:text-properties officeooo:rsid="001935a2" officeooo:paragraph-rsid="001935a2"/>
    </style:style>
    <style:style style:name="P3" style:family="paragraph" style:parent-style-name="Standard">
      <style:text-properties officeooo:rsid="001d078c" officeooo:paragraph-rsid="001d078c"/>
    </style:style>
    <style:style style:name="T1" style:family="text">
      <style:text-properties officeooo:rsid="001ae49d"/>
    </style:style>
    <style:style style:name="T2" style:family="text">
      <style:text-properties officeooo:rsid="001b83b4"/>
    </style:style>
    <style:style style:name="T3" style:family="text">
      <style:text-properties officeooo:rsid="001d07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thy: <text:span text:style-name="T3">400</text:span></text:p>
      <text:p text:style-name="P1">Juan: <text:span text:style-name="T3">400</text:span></text:p>
      <text:p text:style-name="P3">James: 7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1:14:46.619981681</meta:creation-date>
    <meta:editing-duration>PT52M15S</meta:editing-duration>
    <meta:editing-cycles>4</meta:editing-cycles>
    <meta:generator>LibreOffice/5.1.6.2$Linux_X86_64 LibreOffice_project/10m0$Build-2</meta:generator>
    <dc:date>2018-07-27T17:42:36.208517000</dc:date>
    <meta:document-statistic meta:table-count="0" meta:image-count="0" meta:object-count="0" meta:page-count="1" meta:paragraph-count="3" meta:word-count="6" meta:character-count="28" meta:non-whitespace-character-count="25"/>
  </office:meta>
</office:document-meta>
</file>